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6_EST_B06004B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Born in state of residence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Born in state of residence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Born in other state in the United States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Born in other state in the United States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Native; born outside the United States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Native; born outside the United States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Foreign born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Foreign bo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/6.0.7.3$Linux_X86_64 LibreOffice_project/00m0$Build-3</meta:generator>
  </office:meta>
</office:document-meta>
</file>